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04cm" fo:min-width="4.07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5pt" fo:font-style="italic" style:font-size-asian="5pt" style:font-style-asian="italic" style:font-size-complex="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3.429cm" svg:height="3.429cm" svg:x="3.563cm" svg:y="2.778cm">
            <text:p text:style-name="P1"><text:span text:style-name="T1">Scripts</text:span></text:p>
            <text:p text:style-name="P1"><text:span text:style-name="T1">em </text:span></text:p>
            <text:p text:style-name="P1"><text:span text:style-name="T2">Per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2" draw:layer="layout" svg:x1="-0.247cm" svg:y1="4.429cm" svg:x2="3.182cm" svg:y2="4.429cm">
            <text:p/>
          </draw:line>
          <draw:frame draw:style-name="gr3" draw:text-style-name="P3" draw:layer="layout" svg:width="3.937cm" svg:height="0.725cm" svg:x="-0.501cm" svg:y="3.54cm">
            <draw:text-box>
              <text:p text:style-name="P3">Arquivos do NCBI</text:p>
            </draw:text-box>
          </draw:frame>
          <draw:frame draw:style-name="gr4" draw:text-style-name="P4" draw:layer="layout" svg:width="5.574cm" svg:height="1.673cm" svg:x="2.674cm" svg:y="0.978cm">
            <draw:text-box>
              <text:p text:style-name="P4"><text:span text:style-name="T3">Filtragem, armazenamento</text:span></text:p>
              <text:p text:style-name="P4"><text:span text:style-name="T3">em BD relacional, geração</text:span></text:p>
              <text:p text:style-name="P4"><text:span text:style-name="T3">da matriz de similaridades</text:span></text:p>
            </draw:text-box>
          </draw:frame>
          <draw:frame draw:style-name="gr4" draw:text-style-name="P3" draw:layer="layout" svg:width="3.453cm" svg:height="0.725cm" svg:x="3.563cm" svg:y="6.498cm">
            <draw:text-box>
              <text:p text:style-name="P3"><text:span text:style-name="T3">BioPerl, BLAST</text:span></text:p>
            </draw:text-box>
          </draw:frame>
          <draw:line draw:style-name="gr2" draw:text-style-name="P2" draw:layer="layout" svg:x1="7.5cm" svg:y1="4.302cm" svg:x2="11.564cm" svg:y2="4.302cm">
            <text:p/>
          </draw:line>
          <draw:frame draw:style-name="gr4" draw:text-style-name="P3" draw:layer="layout" svg:width="4.837cm" svg:height="0.725cm" svg:x="6.992cm" svg:y="3.45cm">
            <draw:text-box>
              <text:p><text:span text:style-name="T3">Matriz de similaridades</text:span></text:p>
            </draw:text-box>
          </draw:frame>
          <draw:custom-shape draw:style-name="gr1" draw:text-style-name="P5" draw:layer="layout" svg:width="3.429cm" svg:height="3.429cm" svg:x="11.945cm" svg:y="2.778cm">
            <text:p text:style-name="P5"><text:span text:style-name="T4">GeraRedes</text:span></text:p>
            <text:p text:style-name="P5"><text:span text:style-name="T4">e Distâncias</text:span></text:p>
            <text:p text:style-name="P5"><text:span text:style-name="T5"/></text:p>
            <text:p text:style-name="P5"><text:span text:style-name="T4">ou</text:span></text:p>
            <text:p text:style-name="P5"><text:span text:style-name="T5"/></text:p>
            <text:p text:style-name="P5"><text:span text:style-name="T4">RedeCrític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4" draw:layer="layout" svg:width="5.201cm" svg:height="1.673cm" svg:x="11.062cm" svg:y="0.978cm">
            <draw:text-box>
              <text:p text:style-name="P4"><text:span text:style-name="T3">Matrizes de adjacência e</text:span></text:p>
              <text:p text:style-name="P4"><text:span text:style-name="T3">vizinhança, gráfico para</text:span></text:p>
              <text:p text:style-name="P4"><text:span text:style-name="T3">análise do limiar crítico</text:span></text:p>
            </draw:text-box>
          </draw:frame>
          <draw:line draw:style-name="gr2" draw:text-style-name="P2" draw:layer="layout" svg:x1="16.009cm" svg:y1="4.302cm" svg:x2="20.073cm" svg:y2="4.302cm">
            <text:p/>
          </draw:line>
          <draw:custom-shape draw:style-name="gr1" draw:text-style-name="P1" draw:layer="layout" svg:width="3.429cm" svg:height="3.429cm" svg:x="20.454cm" svg:y="2.778cm">
            <text:p text:style-name="P1"><text:span text:style-name="T2">Dend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4" draw:layer="layout" svg:width="5.692cm" svg:height="1.199cm" svg:x="19.184cm" svg:y="1.254cm">
            <draw:text-box>
              <text:p text:style-name="P4"><text:span text:style-name="T3">Dendrograma,</text:span></text:p>
              <text:p text:style-name="P4"><text:span text:style-name="T3">matriz de cores rearranjada</text:span></text:p>
            </draw:text-box>
          </draw:frame>
          <draw:frame draw:style-name="gr4" draw:text-style-name="P3" draw:layer="layout" svg:width="4.964cm" svg:height="1.199cm" svg:x="15.617cm" svg:y="2.976cm">
            <draw:text-box>
              <text:p><text:span text:style-name="T3">Matriz de vizinhança do</text:span></text:p>
              <text:p><text:span text:style-name="T3">limiar crítico</text:span>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van </meta:initial-creator>
    <meta:creation-date>2011-12-04T13:31:17</meta:creation-date>
    <dc:date>2011-12-04T14:03:36</dc:date>
    <dc:creator>Ivan </dc:creator>
    <meta:editing-duration>PT15M18S</meta:editing-duration>
    <meta:editing-cycles>1</meta:editing-cycles>
    <meta:document-statistic meta:object-count="14"/>
    <meta:generator>LibreOffice/3.4$Linux LibreOffice_project/340m1$Build-402</meta:generator>
  </office:meta>
</office:document-meta>
</file>